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fce12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94369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a4e23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b44da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d9dd6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eeb71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4db21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c049d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c85b7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d533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f11c1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04afe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21d19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38ffe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04afe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2f5dc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669640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56b17" officeooo:paragraph-rsid="00669640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2ee98b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762bd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9af88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ba460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cfb2c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d3c2e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2dbe4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073d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34d3d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5e6873" officeooo:paragraph-rsid="005e6873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5e6873" officeooo:paragraph-rsid="0061fae7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3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2a6089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bff4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688c92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7d64b3" fo:background-color="transparent" style:font-name-asian="Liberation Serif" style:font-name-complex="Liberation Serif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8518b0" fo:background-color="transparent" style:font-name-asian="Liberation Serif" style:font-name-complex="Liberation Serif"/>
    </style:style>
    <style:style style:name="P3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87118c" fo:background-color="transparent" style:font-name-asian="Liberation Serif" style:font-name-complex="Liberation Serif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688c92" fo:background-color="transparent" style:font-name-asian="Liberation Serif" style:font-name-complex="Liberation Serif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2ee98b" fo:background-color="transparent" style:font-name-asian="Liberation Serif" style:font-name-complex="Liberation Serif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04afe" fo:background-color="transparent" style:font-name-asian="Liberation Serif" style:font-name-complex="Liberation Serif"/>
    </style:style>
    <style:style style:name="P4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688c92" fo:background-color="transparent" style:font-name-asian="Liberation Serif" style:font-name-complex="Liberation Serif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894298" officeooo:paragraph-rsid="00894298" fo:background-color="transparent" style:font-name-asian="Liberation Serif" style:font-name-complex="Liberation Serif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894298" officeooo:paragraph-rsid="0089fb57" fo:background-color="transparent" style:font-name-asian="Liberation Serif" style:font-name-complex="Liberation Serif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8e03a6" fo:background-color="transparent" style:font-name-asian="Liberation Serif" style:font-name-complex="Liberation Serif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97c649" fo:background-color="transparent" style:font-name-asian="Liberation Serif" style:font-name-complex="Liberation Serif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9239f5" officeooo:paragraph-rsid="009239f5" fo:background-color="transparent" style:font-name-asian="Liberation Serif" style:font-name-complex="Liberation Serif"/>
    </style:style>
    <style:style style:name="T1" style:family="text">
      <style:text-properties officeooo:rsid="000b1bf4"/>
    </style:style>
    <style:style style:name="T2" style:family="text">
      <style:text-properties officeooo:rsid="000c22ab"/>
    </style:style>
    <style:style style:name="T3" style:family="text">
      <style:text-properties officeooo:rsid="000c6853"/>
    </style:style>
    <style:style style:name="T4" style:family="text">
      <style:text-properties officeooo:rsid="000fce12"/>
    </style:style>
    <style:style style:name="T5" style:family="text">
      <style:text-properties officeooo:rsid="00143db4"/>
    </style:style>
    <style:style style:name="T6" style:family="text">
      <style:text-properties officeooo:rsid="00194369"/>
    </style:style>
    <style:style style:name="T7" style:family="text">
      <style:text-properties officeooo:rsid="001a663a"/>
    </style:style>
    <style:style style:name="T8" style:family="text">
      <style:text-properties officeooo:rsid="001dd533"/>
    </style:style>
    <style:style style:name="T9" style:family="text">
      <style:text-properties officeooo:rsid="001f11c1"/>
    </style:style>
    <style:style style:name="T10" style:family="text">
      <style:text-properties officeooo:rsid="00204afe"/>
    </style:style>
    <style:style style:name="T11" style:family="text">
      <style:text-properties officeooo:rsid="00221d19"/>
    </style:style>
    <style:style style:name="T12" style:family="text">
      <style:text-properties officeooo:rsid="0022f5dc"/>
    </style:style>
    <style:style style:name="T13" style:family="text">
      <style:text-properties officeooo:rsid="00272da2"/>
    </style:style>
    <style:style style:name="T14" style:family="text">
      <style:text-properties officeooo:rsid="00281eac"/>
    </style:style>
    <style:style style:name="T15" style:family="text">
      <style:text-properties officeooo:rsid="0029b6cb"/>
    </style:style>
    <style:style style:name="T16" style:family="text">
      <style:text-properties officeooo:rsid="0029de40"/>
    </style:style>
    <style:style style:name="T17" style:family="text">
      <style:text-properties officeooo:rsid="002c1726"/>
    </style:style>
    <style:style style:name="T18" style:family="text">
      <style:text-properties officeooo:rsid="002d760c"/>
    </style:style>
    <style:style style:name="T19" style:family="text">
      <style:text-properties officeooo:rsid="00301b87"/>
    </style:style>
    <style:style style:name="T20" style:family="text">
      <style:text-properties officeooo:rsid="0031bfac"/>
    </style:style>
    <style:style style:name="T21" style:family="text">
      <style:text-properties officeooo:rsid="003762bd"/>
    </style:style>
    <style:style style:name="T22" style:family="text">
      <style:text-properties officeooo:rsid="0039af88"/>
    </style:style>
    <style:style style:name="T23" style:family="text">
      <style:text-properties officeooo:rsid="003f38c4"/>
    </style:style>
    <style:style style:name="T24" style:family="text">
      <style:text-properties officeooo:rsid="00417ba1"/>
    </style:style>
    <style:style style:name="T25" style:family="text">
      <style:text-properties officeooo:rsid="00434d3d"/>
    </style:style>
    <style:style style:name="T26" style:family="text">
      <style:text-properties officeooo:rsid="00437f9a"/>
    </style:style>
    <style:style style:name="T27" style:family="text">
      <style:text-properties officeooo:rsid="0047528e"/>
    </style:style>
    <style:style style:name="T28" style:family="text">
      <style:text-properties officeooo:rsid="00485423"/>
    </style:style>
    <style:style style:name="T29" style:family="text">
      <style:text-properties officeooo:rsid="004a4e23"/>
    </style:style>
    <style:style style:name="T30" style:family="text">
      <style:text-properties officeooo:rsid="004b44da"/>
    </style:style>
    <style:style style:name="T31" style:family="text">
      <style:text-properties officeooo:rsid="004c4d0d"/>
    </style:style>
    <style:style style:name="T32" style:family="text">
      <style:text-properties officeooo:rsid="004c6b85"/>
    </style:style>
    <style:style style:name="T33" style:family="text">
      <style:text-properties officeooo:rsid="0054db21"/>
    </style:style>
    <style:style style:name="T34" style:family="text">
      <style:text-properties officeooo:rsid="0056cbca"/>
    </style:style>
    <style:style style:name="T35" style:family="text">
      <style:text-properties officeooo:rsid="00579bd2"/>
    </style:style>
    <style:style style:name="T36" style:family="text">
      <style:text-properties officeooo:rsid="0058a7d0"/>
    </style:style>
    <style:style style:name="T37" style:family="text">
      <style:text-properties officeooo:rsid="005c049d"/>
    </style:style>
    <style:style style:name="T38" style:family="text">
      <style:text-properties officeooo:rsid="005c85b7"/>
    </style:style>
    <style:style style:name="T39" style:family="text">
      <style:text-properties officeooo:rsid="005ff94b"/>
    </style:style>
    <style:style style:name="T40" style:family="text">
      <style:text-properties officeooo:rsid="00605e6e"/>
    </style:style>
    <style:style style:name="T41" style:family="text">
      <style:text-properties officeooo:rsid="0061fae7"/>
    </style:style>
    <style:style style:name="T42" style:family="text">
      <style:text-properties officeooo:rsid="001d1ffa"/>
    </style:style>
    <style:style style:name="T43" style:family="text">
      <style:text-properties officeooo:rsid="0063c472"/>
    </style:style>
    <style:style style:name="T44" style:family="text">
      <style:text-properties officeooo:rsid="0065bb9a"/>
    </style:style>
    <style:style style:name="T45" style:family="text">
      <style:text-properties officeooo:rsid="006a89c3"/>
    </style:style>
    <style:style style:name="T46" style:family="text">
      <style:text-properties officeooo:rsid="006c0cbb"/>
    </style:style>
    <style:style style:name="T47" style:family="text">
      <style:text-properties officeooo:rsid="006e043a"/>
    </style:style>
    <style:style style:name="T48" style:family="text">
      <style:text-properties officeooo:rsid="006f553c"/>
    </style:style>
    <style:style style:name="T49" style:family="text">
      <style:text-properties officeooo:rsid="007150f3"/>
    </style:style>
    <style:style style:name="T50" style:family="text">
      <style:text-properties officeooo:rsid="007297ce"/>
    </style:style>
    <style:style style:name="T51" style:family="text">
      <style:text-properties officeooo:rsid="007396a3"/>
    </style:style>
    <style:style style:name="T52" style:family="text">
      <style:text-properties officeooo:rsid="0074ca7c"/>
    </style:style>
    <style:style style:name="T53" style:family="text">
      <style:text-properties officeooo:rsid="00773a3e"/>
    </style:style>
    <style:style style:name="T54" style:family="text">
      <style:text-properties officeooo:rsid="007925b9"/>
    </style:style>
    <style:style style:name="T55" style:family="text">
      <style:text-properties officeooo:rsid="007a9968"/>
    </style:style>
    <style:style style:name="T56" style:family="text">
      <style:text-properties officeooo:rsid="007a99bb"/>
    </style:style>
    <style:style style:name="T57" style:family="text">
      <style:text-properties officeooo:rsid="007af607"/>
    </style:style>
    <style:style style:name="T58" style:family="text">
      <style:text-properties officeooo:rsid="007bafcd"/>
    </style:style>
    <style:style style:name="T59" style:family="text">
      <style:text-properties officeooo:rsid="007bf46d"/>
    </style:style>
    <style:style style:name="T60" style:family="text">
      <style:text-properties officeooo:rsid="007e2819"/>
    </style:style>
    <style:style style:name="T61" style:family="text">
      <style:text-properties officeooo:rsid="00832f7e"/>
    </style:style>
    <style:style style:name="T62" style:family="text">
      <style:text-properties officeooo:rsid="00842ab1"/>
    </style:style>
    <style:style style:name="T63" style:family="text">
      <style:text-properties officeooo:rsid="0087118c"/>
    </style:style>
    <style:style style:name="T64" style:family="text">
      <style:text-properties officeooo:rsid="0089fb57"/>
    </style:style>
    <style:style style:name="T65" style:family="text">
      <style:text-properties officeooo:rsid="008bf680"/>
    </style:style>
    <style:style style:name="T66" style:family="text">
      <style:text-properties officeooo:rsid="008e03a6"/>
    </style:style>
    <style:style style:name="T67" style:family="text">
      <style:text-properties officeooo:rsid="008ee70f"/>
    </style:style>
    <style:style style:name="T68" style:family="text">
      <style:text-properties officeooo:rsid="0090011e"/>
    </style:style>
    <style:style style:name="T69" style:family="text">
      <style:text-properties officeooo:rsid="0091870f"/>
    </style:style>
    <style:style style:name="T70" style:family="text">
      <style:text-properties officeooo:rsid="00934e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Modelo Fisico</text:p>
      <text:p text:style-name="P1">4.1 Scripts SQL</text:p>
      <text:p text:style-name="P32"/>
      <text:p text:style-name="P1">Criando relação Pessoa</text:p>
      <text:p text:style-name="P1"><text:tab/>CREATE TABLE Pessoa(</text:p>
      <text:p text:style-name="P1"><text:tab/>cpf VARCHAR(20),</text:p>
      <text:p text:style-name="P1"><text:tab/>nome VARCHAR(100) NOT NULL,</text:p>
      <text:p text:style-name="P1"><text:tab/>telefone VARCHAR(20) NOT NULL,</text:p>
      <text:p text:style-name="P3"><text:tab/><text:span text:style-name="T6">CONSTRAINT PKPessoa </text:span>PRIMARY KEY(cpf)</text:p>
      <text:p text:style-name="P1"><text:tab/>);</text:p>
      <text:p text:style-name="P32"/>
      <text:p text:style-name="P1">Criando a relação Funcionario</text:p>
      <text:p text:style-name="P1"><text:tab/>CREATE TABLE Funcionario(</text:p>
      <text:p text:style-name="P1"><text:tab/>cpfPessoa VARCHAR(20),</text:p>
      <text:p text:style-name="P1"><text:tab/>cargo VARCHAR(20) NOT NULL,</text:p>
      <text:p text:style-name="P1"><text:tab/>dataAdmissao DATE NOT NULL,</text:p>
      <text:p text:style-name="P1"><text:tab/>rua VARCHAR(100) NOT NULL,</text:p>
      <text:p text:style-name="P1"><text:tab/>bairro VARCHAR(100) NOT NULL,</text:p>
      <text:p text:style-name="P1"><text:tab/>cidade VARCHAR(<text:span text:style-name="T1">100</text:span>) NOT NULL,</text:p>
      <text:p text:style-name="P1"><text:tab/>status VARCHAR(20) NOT NULL,</text:p>
      <text:p text:style-name="P3"><text:tab/><text:span text:style-name="T6">CONSTRAINT PKFuncionario </text:span>PRIMARY KEY (cpfPessoa), //<text:span text:style-name="T27">c nome da tabela</text:span></text:p>
      <text:p text:style-name="P3"><text:tab/><text:span text:style-name="T6">CONSTRAINT FKFuncionario</text:span> FOREIGN KEY(cpfPessoa) REFERENCES Pessoa(<text:span text:style-name="T2">CPF</text:span>),</text:p>
      <text:p text:style-name="P1"><text:tab/><text:span text:style-name="T6">)</text:span>;</text:p>
      <text:p text:style-name="P32"/>
      <text:p text:style-name="P1">Criando a relação Cliente</text:p>
      <text:p text:style-name="P1"><text:tab/>CREATE TABLE Cliente(</text:p>
      <text:p text:style-name="P1"><text:tab/>CPFPessoa VARCHAR(20),</text:p>
      <text:p text:style-name="P1"><text:tab/>Email VARCHAR(<text:span text:style-name="T3">100</text:span>) NOT NULL UNIQUE,</text:p>
      <text:p text:style-name="P3"><text:tab/><text:span text:style-name="T6">CONSTRAINT PKCliente </text:span>PRIMARY KEY(CPFPessoa),</text:p>
      <text:p text:style-name="P3"><text:tab/><text:span text:style-name="T6">CONSTRAINT FKCliente </text:span>FOREIGN KEY(CPFPessoa) REFERENCES Pessoa(CPF)</text:p>
      <text:p text:style-name="P1"><text:tab/>);</text:p>
      <text:p text:style-name="P1"/>
      <text:p text:style-name="P4">Criando a relação Despesa</text:p>
      <text:p text:style-name="P4"><text:tab/>CREATE TABLE Despesa(</text:p>
      <text:p text:style-name="P4"><text:tab/>CodDespesa SERIAL,</text:p>
      <text:p text:style-name="P4"><text:tab/>Valor REAL NOT NULL,</text:p>
      <text:p text:style-name="P4"><text:tab/>Data DATE NOT NULL,</text:p>
      <text:p text:style-name="P4"><text:tab/><text:span text:style-name="T6">CONSTRAINT PKDespesa </text:span>PRIMARY KEY(CodDespesa),</text:p>
      <text:p text:style-name="P4"><text:tab/><text:span text:style-name="T5">CONSTRAINT DespPositiva </text:span>CHECK(<text:span text:style-name="T6">Valor</text:span>&gt;0)</text:p>
      <text:p text:style-name="P4"><text:tab/>);</text:p>
      <text:p text:style-name="P32"/>
      <text:p text:style-name="P1">Criando a relação Salario</text:p>
      <text:p text:style-name="P1"><text:tab/>CREATE TABLE Salario(</text:p>
      <text:p text:style-name="P1"><text:tab/><text:span text:style-name="T29">CodSalario SERIAL,</text:span></text:p>
      <text:p text:style-name="P1"><text:tab/>Valor REAL NOT NULL,</text:p>
      <text:p text:style-name="P1"><text:tab/>Data DATE NOT NULL,</text:p>
      <text:p text:style-name="P1"><text:tab/>Funcionario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Salario </text:span>PRIMARY KEY(<text:span text:style-name="T29">CodSalario</text:span>),</text:p>
      <text:p text:style-name="P5"><text:tab/><text:span text:style-name="T6">CONSTRAINT FK1Despesa </text:span>FOREIGN KEY(CodDespesa) REFERENCES <text:tab/>Despesa(CodDespesa)</text:p>
      <text:p text:style-name="P1"><text:soft-page-break/><text:tab/><text:span text:style-name="T30">CONSTRAINT FK2Despesa </text:span>FOREIGN KEY(Funcionario) REFERENCES <text:tab/>Funcionario(CPFPessoa)</text:p>
      <text:p text:style-name="P3"><text:span text:style-name="T5"><text:tab/>CONSTRAINT SalPositivo </text:span>CHECK(<text:span text:style-name="T6">Valor</text:span>&gt;0)</text:p>
      <text:p text:style-name="P1"><text:tab/>);</text:p>
      <text:p text:style-name="P32"/>
      <text:p text:style-name="P1">Criando a relação Fornecedor</text:p>
      <text:p text:style-name="P1"><text:tab/>CREATE TABLE Fornecedor(</text:p>
      <text:p text:style-name="P1"><text:tab/>CNPJ VARCHAR(<text:span text:style-name="T4">2</text:span>0),</text:p>
      <text:p text:style-name="P1"><text:tab/>Nome VARCHAR(<text:span text:style-name="T4">100</text:span>) NOT NULL,</text:p>
      <text:p text:style-name="P1"><text:tab/>Telefone VARCHAR(20) NOT NULL,</text:p>
      <text:p text:style-name="P1"><text:tab/>Cidade VARCHAR(50) NOT NULL,</text:p>
      <text:p text:style-name="P1"><text:tab/>Rua VARCHAR(100) NOT NULL,</text:p>
      <text:p text:style-name="P2"><text:tab/>Bairro VARCHAR(100) NOT NULL,</text:p>
      <text:p text:style-name="P3"><text:tab/><text:span text:style-name="T6">CONSTRAINT PKFornecedor </text:span>PRIMARY KEY(CNPJ),</text:p>
      <text:p text:style-name="P1"><text:tab/>);</text:p>
      <text:p text:style-name="P1"/>
      <text:p text:style-name="P1"/>
      <text:p text:style-name="P1"/>
      <text:p text:style-name="P1"/>
      <text:p text:style-name="P1">Criando a relação Compra</text:p>
      <text:p text:style-name="P1"><text:tab/>CREATE TABLE Compra(</text:p>
      <text:p text:style-name="P1"><text:tab/>CodCompra SERIAL,</text:p>
      <text:p text:style-name="P1"><text:tab/>Valor REAL NOT NULL,</text:p>
      <text:p text:style-name="P1"><text:tab/>Quantidade INT NOT NULL,</text:p>
      <text:p text:style-name="P1"><text:tab/>Data DATE NOT NULL,</text:p>
      <text:p text:style-name="P1"><text:tab/>Fornecedor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Compra </text:span>PRIMARY KEY <text:s/>PRIMARY KEY(CodCompra),</text:p>
      <text:p text:style-name="P1"><text:tab/><text:span text:style-name="T31">CONSTRAINT FK1Compra </text:span>FOREIGN KEY(Fornecedor) REFERENCES <text:tab/>Fornecedor(CNPJ),</text:p>
      <text:p text:style-name="P1"><text:tab/><text:span text:style-name="T31">CONSTRAINT FK2Compra </text:span>FOREIGN KEY(CodDespesa) REFERENCES <text:tab/>Despesa(CodDespesa),</text:p>
      <text:p text:style-name="P3"><text:tab/><text:span text:style-name="T5">CONSTRAINT CompraPositiva </text:span>CHECK(<text:span text:style-name="T6">Valor</text:span>&gt;0)</text:p>
      <text:p text:style-name="P1"><text:tab/>);</text:p>
      <text:p text:style-name="P1"/>
      <text:p text:style-name="P7">Criando a relação Produto</text:p>
      <text:p text:style-name="P7"><text:tab/>CREATE TABLE Produto(</text:p>
      <text:p text:style-name="P7"><text:tab/>Codigo SERIAL,</text:p>
      <text:p text:style-name="P7"><text:tab/>Tamanho VARCHAR(2) NOT NULL,</text:p>
      <text:p text:style-name="P7"><text:tab/>Status VARCHAR(12) NOT NULL,</text:p>
      <text:p text:style-name="P7"><text:tab/>Nome VARCHAR(20) NOT NULL,</text:p>
      <text:p text:style-name="P7"><text:tab/>Preço REAL NOT NULL,</text:p>
      <text:p text:style-name="P7"><text:tab/><text:span text:style-name="T6">CONSTRAINT PKProduto </text:span>PRIMARY KEY <text:span text:style-name="T6">(</text:span>Codigo),</text:p>
      <text:p text:style-name="P7"><text:tab/><text:span text:style-name="T6">CONSTRAINT PrecoPositivo </text:span>CHECK(<text:span text:style-name="T6">Preçor</text:span>&gt;0)</text:p>
      <text:p text:style-name="P7"><text:tab/>);</text:p>
      <text:p text:style-name="P7"/>
      <text:p text:style-name="P1">Criando a relação CompraProduto</text:p>
      <text:p text:style-name="P1"><text:tab/>CREATE TABLE CompraProduto(</text:p>
      <text:p text:style-name="P1"><text:tab/>CodProduto INT,</text:p>
      <text:p text:style-name="P1"><text:tab/>CodCompra INT,</text:p>
      <text:p text:style-name="P3"><text:tab/><text:span text:style-name="T6">CONSTRAINT PKCompraProduto </text:span>PRIMARY KEY(CodProduto, CodCompra),</text:p>
      <text:p text:style-name="P1"><text:soft-page-break/><text:tab/><text:span text:style-name="T32">CONSTRAINT FK1CompraProduto </text:span>FOREIGN KEY(CodProduto) REFERENCES <text:tab/>Produto(Codigo),</text:p>
      <text:p text:style-name="P6"><text:tab/><text:span text:style-name="T32">CONSTRAINT FK2CompraProduto </text:span>FOREIGN KEY(CodCompra) REFERENCES <text:tab/>Compra(CodCompra)</text:p>
      <text:p text:style-name="P1"><text:tab/>);</text:p>
      <text:p text:style-name="P1"/>
      <text:p text:style-name="P1"/>
      <text:p text:style-name="P1">Criando a relação Venda</text:p>
      <text:p text:style-name="P1"><text:tab/>CREATE TABLE Venda(</text:p>
      <text:p text:style-name="P1"><text:tab/>CodVenda SERIAL,</text:p>
      <text:p text:style-name="P1"><text:tab/>Data DATE NOT NULL,</text:p>
      <text:p text:style-name="P1"><text:tab/>Hora TIMESTAMP NOT NULL,</text:p>
      <text:p text:style-name="P1"><text:tab/>Total REAL NOT NULL,</text:p>
      <text:p text:style-name="P1"><text:tab/>Funcionario VARCHAR(20) NOT NULL,</text:p>
      <text:p text:style-name="P1"><text:tab/>Cliente VARCHAR(20) NOT NULL,</text:p>
      <text:p text:style-name="P3"><text:tab/><text:span text:style-name="T6">CONSTRAINT PKVenda </text:span>PRIMARY KEY(CodVenda),</text:p>
      <text:p text:style-name="P1"><text:tab/><text:span text:style-name="T37">CONSTRAINT FKVenda1 </text:span>FOREIGN KEY(Funcionario) REFERENCES <text:tab/>Funcionario(CPFPessoa),</text:p>
      <text:p text:style-name="P9"><text:tab/><text:span text:style-name="T37">CONSTRAINT FKVenda2 </text:span>FOREIGN KEY(Cliente) REFERENCES <text:tab/>Cliente(CPFPessoa)</text:p>
      <text:p text:style-name="P1"><text:tab/>);</text:p>
      <text:p text:style-name="P1"/>
      <text:p text:style-name="P47">Criando a relação <text:span text:style-name="T66">Vend</text:span>aProduto</text:p>
      <text:p text:style-name="P47"><text:tab/>CREATE TABLE <text:span text:style-name="T67">Venda</text:span>Produto(</text:p>
      <text:p text:style-name="P47"><text:tab/>CodProduto INT,</text:p>
      <text:p text:style-name="P47"><text:tab/>Cod<text:span text:style-name="T68">Venda</text:span> INT,</text:p>
      <text:p text:style-name="P47"><text:tab/><text:span text:style-name="T68">Quantidade INT NOT NULL,</text:span></text:p>
      <text:p text:style-name="P47"><text:tab/><text:span text:style-name="T68">PrecoUnitario REAL NOT NULL,</text:span></text:p>
      <text:p text:style-name="P47"><text:tab/><text:span text:style-name="T6">CONSTRAINT PKVendaProduto </text:span>PRIMARY KEY(CodProduto, Cod<text:span text:style-name="T68">Vend</text:span>a),</text:p>
      <text:p text:style-name="P47"><text:tab/><text:span text:style-name="T32">CONSTRAINT FK1VendaProduto </text:span>FOREIGN KEY(CodProduto) REFERENCES <text:tab/>Produto(Codigo),</text:p>
      <text:p text:style-name="P47"><text:tab/><text:span text:style-name="T32">CONSTRAINT FK2VendaProduto </text:span>FOREIGN KEY(CodCompra) REFERENCES <text:tab/><text:span text:style-name="T69">Venda</text:span>(Cod<text:span text:style-name="T69">Vend</text:span>a)</text:p>
      <text:p text:style-name="P47"><text:tab/>);</text:p>
      <text:p text:style-name="P47"/>
      <text:p text:style-name="P1"/>
      <text:p text:style-name="P8">Criando a relação <text:span text:style-name="T33">VendaProduto</text:span></text:p>
      <text:p text:style-name="P8"><text:tab/>CREATE TABLE Produto(</text:p>
      <text:p text:style-name="P8"><text:tab/><text:span text:style-name="T34">CodProduto INT,</text:span></text:p>
      <text:p text:style-name="P8"><text:tab/><text:span text:style-name="T34">CodVenda INT,</text:span></text:p>
      <text:p text:style-name="P8"><text:tab/><text:span text:style-name="T34">Quantidade INT</text:span> NOT NULL,</text:p>
      <text:p text:style-name="P8"><text:tab/><text:span text:style-name="T35">PrecoUnitario REAL</text:span> NOT NULL,</text:p>
      <text:p text:style-name="P8"><text:tab/><text:span text:style-name="T6">CONSTRAINT PKVendaProduto </text:span>PRIMARY KEY <text:span text:style-name="T6">(</text:span>Co<text:span text:style-name="T36">dProduto, CodVenda</text:span>),</text:p>
      <text:p text:style-name="P8"><text:tab/><text:span text:style-name="T6">CONSTRAINT FK1VendaProduto FOREIGN KEY(CodProduto) REFERENCES <text:tab/>Produto(Codigo),</text:span></text:p>
      <text:p text:style-name="P10"><text:tab/><text:span text:style-name="T38">CONSTRAINT FK2VendaProduto FOREIGN KEY(CodVenda) REFERENCES <text:tab/>Venda(CodVenda)</text:span></text:p>
      <text:p text:style-name="P10"><text:tab/>);</text:p>
      <text:p text:style-name="P1"/>
      <text:p text:style-name="P1">Criando a relação Entrada</text:p>
      <text:p text:style-name="P1"><text:tab/>CREATE TABLE Entrada(</text:p>
      <text:p text:style-name="P1"><text:tab/>CodEntrada SERIAL,</text:p>
      <text:p text:style-name="P1"><text:soft-page-break/><text:tab/>CodVenda INT NOT NULL,</text:p>
      <text:p text:style-name="P1"><text:tab/>Valor REAL NOT NULL,</text:p>
      <text:p text:style-name="P1"><text:tab/>Data DATE NOT NULL,</text:p>
      <text:p text:style-name="P3"><text:tab/><text:span text:style-name="T6">CONSTRAINT PKEntrada </text:span>PRIMARY KEY <text:span text:style-name="T6">(</text:span>CodEntrada),</text:p>
      <text:p text:style-name="P1"><text:tab/>FOREIGN KEY(CodVenda) REFERENCES Venda(CodVenda)</text:p>
      <text:p text:style-name="P3"><text:tab/><text:span text:style-name="T5">CONSTRAINT EntradaPositiva </text:span>CHECK(<text:span text:style-name="T6">Valor</text:span>&gt;0)</text:p>
      <text:p text:style-name="P1"><text:tab/>);</text:p>
      <text:p text:style-name="P1"/>
      <text:p text:style-name="P1">Criando a relação CartaoCredito</text:p>
      <text:p text:style-name="P1"><text:tab/>CREATE TABLE CartaoCredito(</text:p>
      <text:p text:style-name="P1"><text:tab/>Numero INT,</text:p>
      <text:p text:style-name="P1"><text:tab/>Bandeira INT NOT NULL,</text:p>
      <text:p text:style-name="P3"><text:tab/><text:span text:style-name="T6">CONSTRAINT PKCartaoCredito </text:span>PRIMARY KEY(Numero)</text:p>
      <text:p text:style-name="P1"><text:tab/>);</text:p>
      <text:p text:style-name="P1"/>
      <text:p text:style-name="P1">Criando a relação VendaCartao</text:p>
      <text:p text:style-name="P1"><text:tab/>CREATE TABLE VendaCartao(</text:p>
      <text:p text:style-name="P1"><text:tab/>NumCartao INT,</text:p>
      <text:p text:style-name="P1"><text:tab/>CodVenda INT NOT NULL,</text:p>
      <text:p text:style-name="P1"><text:tab/>NumParcelas INT NOT NULL,</text:p>
      <text:p text:style-name="P3"><text:tab/><text:span text:style-name="T6">CONSTRAINT PKVendaCartao </text:span>PRIMARY KEY(NumCartao),</text:p>
      <text:p text:style-name="P48"><text:tab/><text:span text:style-name="T6">CONSTRAINT FKVendaCartao1 </text:span>FOREIGN KEY(NumCartao) REFERENCES <text:tab/>CartaoCredito(Numero),</text:p>
      <text:p text:style-name="P48"><text:tab/><text:span text:style-name="T6">CONSTRAINT FKVendaCartao2 </text:span>FOREIGN KEY(CodVenda) REFERENCES <text:tab/>Venda(CodVenda)</text:p>
      <text:p text:style-name="P1"><text:tab/>);</text:p>
      <text:p text:style-name="P1"/>
      <text:p text:style-name="P1"/>
      <text:p text:style-name="P11">Povoando a relação Pessoa</text:p>
      <text:p text:style-name="P11">INSERT INTO Pessoa VALUES(‘154.288.064-51’, ‘Teofanes Ferreira’,’99123456)’;</text:p>
      <text:p text:style-name="P11">INSERT INTO Pessoa VALUES(‘358.947.104-21’, ‘Milena Carvalho’,’98752374’;</text:p>
      <text:p text:style-name="P11">INSERT INTO Pessoa VALUES(‘354.514.294-99’, ‘Manoel de Sousa’,’93098725)’;</text:p>
      <text:p text:style-name="P11">INSERT INTO Pessoa VALUES(‘734.042.214-51’, ‘Amanda Ferreira’,’93827460)’;</text:p>
      <text:p text:style-name="P11">INSERT INTO Pessoa VALUES(‘559.629.914-60’, ‘Maria das Graças’,’99097162)’;</text:p>
      <text:p text:style-name="P13">INSERT INTO Pessoa VALUES(‘695.997.444-54’, ‘Antonia Lins’,’98152674)’;</text:p>
      <text:p text:style-name="P13">INSERT INTO Pessoa VALUES(‘690.418.134-62’, ‘Eduardo Martins’,’99523850)’;</text:p>
      <text:p text:style-name="P11">INSERT INTO Pessoa VALUES(‘846.101.944-06’, ‘Ana Isabel dos Santos’,’99825556)’;</text:p>
      <text:p text:style-name="P11">INSERT INTO Pessoa VALUES(‘146.287.484-38’, ‘Junior da Silva’,’99123499)’;</text:p>
      <text:p text:style-name="P11">INSERT INTO Pessoa VALUES(‘819.174.014-18’, ‘Ricardo Costa’,’99553400)’;</text:p>
      <text:p text:style-name="P11"/>
      <text:p text:style-name="P12">Povoando a relação <text:span text:style-name="T8">Funcionario</text:span></text:p>
      <text:p text:style-name="P13">INSERT INTO <text:span text:style-name="T8">Funcionario</text:span> VALUES(‘846.101.944-06’,’<text:span text:style-name="T9">Caixa</text:span>’,’<text:span text:style-name="T9">10/11/2017</text:span>’,’<text:span text:style-name="T9">Efetivo’,’JD Oasis’,’Jose Lira de Menezes’,’Cajazeiras’);</text:span></text:p>
      <text:p text:style-name="P13">INSERT INTO <text:span text:style-name="T8">Funcionario</text:span> VALUES(‘146.287.484-<text:span text:style-name="T9">3</text:span>8’, ‘<text:span text:style-name="T9">Vendedor</text:span>’, ’<text:span text:style-name="T9">05/07/2017</text:span>’, ’<text:span text:style-name="T9">Efetivo’, ’Centro’, ’Bonifácio Moura’, ’Cajazeiras’);</text:span></text:p>
      <text:p text:style-name="P13">INSERT INTO <text:span text:style-name="T8">Funcionario</text:span> VALUES(‘690.418.134-62’, ’<text:span text:style-name="T9">Faxineiro</text:span>’, ’<text:span text:style-name="T9">01/12/2017</text:span>’, ’<text:span text:style-name="T9">Efetivo’, ’Centro’, ’13 de Maio’, ’Cajazeiras’);</text:span></text:p>
      <text:p text:style-name="P13">INSERT INTO <text:span text:style-name="T8">Funcionario</text:span> VALUES(‘358.947.104-21’, ’<text:span text:style-name="T9">Vendedor</text:span>’, ’<text:span text:style-name="T9">11/08/2017</text:span>’, ’<text:span text:style-name="T9">Efetivo’, ’Centro’, ’Bonifácio Moura’, ’Cajazeiras’);</text:span></text:p>
      <text:p text:style-name="P13">INSERT INTO <text:span text:style-name="T8">Funcionario</text:span> VALUES(‘559.629.914-60’, ’<text:span text:style-name="T9">Marketing</text:span>’, ’<text:span text:style-name="T9">05/08/2018</text:span>’, ’<text:span text:style-name="T9">Efetivo’, ’Centro’, ’Bonifácio Moura’, ’Cajazeiras’);</text:span></text:p>
      <text:p text:style-name="P13"/>
      <text:p text:style-name="P17"><text:soft-page-break/>Povoando a relação Cliente</text:p>
      <text:p text:style-name="P14">INSERT INTO <text:span text:style-name="T10">Cliente </text:span>VALUES(‘154.288.064-51’, ’<text:a xlink:type="simple" xlink:href="mailto:teofanesferreira@hotmail.com" text:style-name="Internet_20_link" text:visited-style-name="Visited_20_Internet_20_Link"><text:span text:style-name="T10">teofanesferreira@hotmail.com</text:span></text:a><text:span text:style-name="T10">’);</text:span></text:p>
      <text:p text:style-name="P14">INSERT INTO <text:span text:style-name="T10">Cliente </text:span>VALUES(‘354.514.294-99’, ’<text:span text:style-name="T10">manoeldesousa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14">INSERT INTO <text:span text:style-name="T10">Cliente </text:span>VALUES(‘734.042.214-51’, ’<text:span text:style-name="T10">amandaferrreira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14">INSERT INTO <text:span text:style-name="T10">Cliente </text:span>VALUES(‘695.997.444-54’, ’<text:span text:style-name="T10">antonialins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14">INSERT INTO <text:span text:style-name="T10">Cliente </text:span>VALUES(‘819.174.014-18’, ’<text:a xlink:type="simple" xlink:href="mailto:ricardo123@hotmail.com" text:style-name="Internet_20_link" text:visited-style-name="Visited_20_Internet_20_Link"><text:span text:style-name="T10">ricardo123@hotmail.com</text:span></text:a><text:span text:style-name="T10">’);</text:span></text:p>
      <text:p text:style-name="P19"/>
      <text:p text:style-name="P19">Povoando a relação Despesa</text:p>
      <text:p text:style-name="P20">INSERT INTO Despesa VALUES(‘100’, ‘<text:span text:style-name="T13">954.00</text:span>’, ‘<text:span text:style-name="T15">15/12/2017</text:span>’);</text:p>
      <text:p text:style-name="P20">INSERT INTO Despesa VALUES(‘101’, ‘<text:span text:style-name="T13">1050.00</text:span>’, ‘<text:span text:style-name="T15">15/08/2017</text:span>’);</text:p>
      <text:p text:style-name="P20">INSERT INTO Despesa VALUES(‘102’, ‘<text:span text:style-name="T13">954.00</text:span>’, ‘<text:span text:style-name="T15">15/01/2018</text:span>’);</text:p>
      <text:p text:style-name="P20">INSERT INTO Despesa VALUES(‘103’, ‘<text:span text:style-name="T13">1200.50</text:span>’, ‘<text:span text:style-name="T15">15/09/2017</text:span>’);</text:p>
      <text:p text:style-name="P20">INSERT INTO Despesa VALUES(‘104’, ‘<text:span text:style-name="T13">1500.50</text:span>’, ‘<text:span text:style-name="T15">15/08/2018</text:span>’);</text:p>
      <text:p text:style-name="P20">INSERT INTO Despesa VALUES(‘<text:span text:style-name="T14">105</text:span>’, ‘<text:span text:style-name="T14">2500.00</text:span>’, ‘<text:span text:style-name="T16">10/11/2017</text:span>’);</text:p>
      <text:p text:style-name="P20">INSERT INTO Despesa VALUES(‘<text:span text:style-name="T14">106</text:span>’, ‘<text:span text:style-name="T14">1300.00</text:span>’, ‘<text:span text:style-name="T16">10/12/2017</text:span>’);</text:p>
      <text:p text:style-name="P20">INSERT INTO Despesa VALUES(‘<text:span text:style-name="T14">107</text:span>’, ‘<text:span text:style-name="T14">600.00</text:span>’, ‘<text:span text:style-name="T16">09/11/2017</text:span>’);</text:p>
      <text:p text:style-name="P20">INSERT INTO Despesa VALUES(‘<text:span text:style-name="T14">108</text:span>’, ‘<text:span text:style-name="T14">100.00</text:span>’, ‘<text:span text:style-name="T16">10/01/2018</text:span>’);</text:p>
      <text:p text:style-name="P20">INSERT INTO Despesa VALUES(‘<text:span text:style-name="T14">109</text:span>’, ‘<text:span text:style-name="T14">700.00</text:span>’, ‘<text:span text:style-name="T16">10/03/2018</text:span>’);</text:p>
      <text:p text:style-name="P14"/>
      <text:p text:style-name="P17">Povoando a relação Salario</text:p>
      <text:p text:style-name="P30">INSERT INTO Salario VALUES(‘<text:span text:style-name="T39">009</text:span>’, ‘<text:span text:style-name="T40">954.00</text:span>’, ‘<text:span text:style-name="T41">559.629.014-60</text:span>’, ‘<text:span text:style-name="T43">06:30:35</text:span>’, ‘<text:span text:style-name="T44">100</text:span>’);</text:p>
      <text:p text:style-name="P31">INSERT INTO Salario VALUES(‘<text:span text:style-name="T39">010</text:span>’, ‘<text:span text:style-name="T40">1050.00’, ‘358.947.104-21’, ‘12:30:00’, ‘101’</text:span>);</text:p>
      <text:p text:style-name="P31">INSERT INTO Salario VALUES(‘<text:span text:style-name="T39">011</text:span>’, ‘<text:span text:style-name="T40">954.00’, ‘690.418.134-62’, ‘09:20:05’, ‘102’</text:span>);</text:p>
      <text:p text:style-name="P31">INSERT INTO Salario VALUES(‘<text:span text:style-name="T39">012</text:span>’, ‘<text:span text:style-name="T40">1200.50</text:span>’, ‘<text:span text:style-name="T42">146.287.484-38’, ‘17:30:00’, ‘103’</text:span>);</text:p>
      <text:p text:style-name="P31">INSERT INTO Salario VALUES(‘<text:span text:style-name="T39">013</text:span>’, ‘<text:span text:style-name="T40">1500.50</text:span>’, <text:span text:style-name="T42">‘846.101.944-06’, ‘10:29:00, ‘104’</text:span>);</text:p>
      <text:p text:style-name="P17"/>
      <text:p text:style-name="P17">Povoando a relação Fornecedor</text:p>
      <text:p text:style-name="P15">INSERT INTO <text:span text:style-name="T11">Fornecedor </text:span>VALUES(‘<text:span text:style-name="T11">85.296.634/0001-96</text:span>’, ’<text:span text:style-name="T12">Megaduran’, ‘3561-4578’, ‘Sousa’, ‘Rua Vitória Alves da Silva’, ‘Centro’);</text:span></text:p>
      <text:p text:style-name="P16">INSERT INTO <text:span text:style-name="T11">Fornecedor </text:span>VALUES(‘<text:span text:style-name="T12">64.615.575/0001-00</text:span>’, ’<text:span text:style-name="T12">Indivíduo Clothing’, ‘3531-7788’, ‘Sousa’, ‘Rua Arquimedes Souto Maior’, ‘Fagundes Vieira’);</text:span></text:p>
      <text:p text:style-name="P16">INSERT INTO <text:span text:style-name="T11">Fornecedor </text:span>VALUES(‘<text:span text:style-name="T12">96.531.803/0001-41</text:span>’, ’<text:span text:style-name="T12">Gata Selvagem’, ‘3531-3456’, ‘Juazeiro’, ‘Rua Barbacena’, ‘Novo Centro’);</text:span></text:p>
      <text:p text:style-name="P16">INSERT INTO <text:span text:style-name="T11">Fornecedor </text:span>VALUES(‘<text:span text:style-name="T12">59.547.777/0001-13</text:span>’, ’<text:span text:style-name="T12">Geisandre Lingerie’, ‘3561-0978’, ‘João Pessoa’, ‘Rua Doutor João Soares’, ‘Loteamento Ciro Costa’);</text:span></text:p>
      <text:p text:style-name="P16">INSERT INTO <text:span text:style-name="T11">Fornecedor </text:span>VALUES(‘<text:span text:style-name="T12">74.263.193/0001-00</text:span>’, ’<text:span text:style-name="T12">Medson Clothing’, ‘3531-4554’, ‘João Pessoa’, ‘Popular Senhor Batista’, ‘Cidade Nova’);</text:span></text:p>
      <text:p text:style-name="P16">INSERT INTO <text:span text:style-name="T11">Fornecedor </text:span>VALUES(‘<text:span text:style-name="T12">51.795.917/0001-60</text:span>’, ’<text:span text:style-name="T12">Havair’, ‘3561-9976’, ‘’Cajazeiras’, ‘Martins Monteiro’, ‘Centro’);</text:span></text:p>
      <text:p text:style-name="P18"/>
      <text:p text:style-name="P18"/>
      <text:p text:style-name="P17">Povoando a relação Compra</text:p>
      <text:p text:style-name="P21">INSERT INTO Compra VALUES(‘<text:span text:style-name="T17">200</text:span>’, ‘<text:span text:style-name="T18">45</text:span>’, ‘<text:span text:style-name="T11">85.296.634/0001-96</text:span>’, ‘<text:span text:style-name="T19">08:50</text:span>’, ‘<text:span text:style-name="T20">105</text:span>’);</text:p>
      <text:p text:style-name="P21">INSERT INTO Compra VALUES(‘<text:span text:style-name="T17">201</text:span>’, ‘<text:span text:style-name="T18">20</text:span>’, ‘<text:span text:style-name="T12">64.615.575/0001-00</text:span>’, ‘<text:span text:style-name="T19">09:45</text:span>’, ‘<text:span text:style-name="T20">106</text:span>’);</text:p>
      <text:p text:style-name="P21">INSERT INTO Compra VALUES(‘<text:span text:style-name="T17">202</text:span>’, ‘<text:span text:style-name="T18">30</text:span>’, ‘<text:span text:style-name="T12">96.531.803/0001-41</text:span>’, ‘<text:span text:style-name="T19">11:20</text:span>’, ‘<text:span text:style-name="T20">107</text:span>’);</text:p>
      <text:p text:style-name="P21">INSERT INTO Compra VALUES(‘<text:span text:style-name="T17">203</text:span>’, ‘<text:span text:style-name="T18">12</text:span>’, ‘<text:span text:style-name="T12">59.547.777/0001-13</text:span>’, ‘<text:span text:style-name="T19">08:23</text:span>’, ‘<text:span text:style-name="T20">108</text:span>’);</text:p>
      <text:p text:style-name="P21">INSERT INTO Compra VALUES(‘<text:span text:style-name="T17">204</text:span>’, ‘<text:span text:style-name="T18">40</text:span>’, ‘<text:span text:style-name="T12">74.263.193/0001-00</text:span>’, ‘<text:span text:style-name="T19">10:34</text:span>’, ‘<text:span text:style-name="T20">109</text:span>’);</text:p>
      <text:p text:style-name="P34"/>
      <text:p text:style-name="P17">Povoando a relação Produto</text:p>
      <text:p text:style-name="P28">INSERT INTO Produto VALUES(‘<text:span text:style-name="T24">1001234</text:span>’, ‘<text:span text:style-name="T52">42</text:span>’, ‘<text:span text:style-name="T24">Disponível’, ‘Calça Skinny em Sarja’, ‘59.90’</text:span>);</text:p>
      <text:p text:style-name="P27">INSERT INTO Produto VALUES(‘<text:span text:style-name="T24">1001235</text:span>’, ‘<text:span text:style-name="T25">M</text:span>’, ‘<text:span text:style-name="T25">Disponível</text:span>’, ‘<text:span text:style-name="T25">Camisa Branca Mullet</text:span>’, ‘<text:span text:style-name="T53">45.50</text:span>’);</text:p>
      <text:p text:style-name="P27">INSERT INTO Produto VALUES(‘<text:span text:style-name="T24">1001236</text:span>’, ‘<text:span text:style-name="T25">GG</text:span>’, ‘<text:span text:style-name="T25">Indisponível</text:span>’, ‘<text:span text:style-name="T25">Camisa Estampada com </text:span><text:soft-page-break/><text:span text:style-name="T25">Folhagem</text:span>’, ‘<text:span text:style-name="T53">38.90</text:span>’);</text:p>
      <text:p text:style-name="P27">INSERT INTO Produto VALUES(‘<text:span text:style-name="T24">1001237</text:span>’, ‘<text:span text:style-name="T25">G</text:span>’, ‘<text:span text:style-name="T25">Disponível</text:span>’, ‘<text:span text:style-name="T26">Camisa Estampada com Amarração</text:span>’, ‘<text:span text:style-name="T53">55.90</text:span>’);</text:p>
      <text:p text:style-name="P27">INSERT INTO Produto VALUES(‘<text:span text:style-name="T24">1001238</text:span>’, ‘<text:span text:style-name="T52">36</text:span>’, ‘<text:span text:style-name="T25">Disponível</text:span>’, ‘<text:span text:style-name="T45">Calça Mom Jeans</text:span>’, ‘<text:span text:style-name="T53">75.90</text:span>’);</text:p>
      <text:p text:style-name="P27">INSERT INTO Produto VALUES(‘<text:span text:style-name="T24">1001239</text:span>’, ‘<text:span text:style-name="T25">Unico’, ‘Disponível’, ‘Jaqueta de Frio Xadrez’, ‘120.00’</text:span>);</text:p>
      <text:p text:style-name="P27">INSERT INTO Produto VALUES(‘<text:span text:style-name="T24">1001240</text:span>’, ‘<text:span text:style-name="T25">P</text:span>’, ‘<text:span text:style-name="T25">Indisponível</text:span>’, ‘<text:span text:style-name="T45">Cropped Azul Marinho</text:span>’, ‘<text:span text:style-name="T54">35.50</text:span>’);</text:p>
      <text:p text:style-name="P27">INSERT INTO Produto VALUES(‘<text:span text:style-name="T24">1001241</text:span>’, ‘<text:span text:style-name="T25">PP</text:span>’, ‘<text:span text:style-name="T25">Disponível</text:span>’, ‘<text:span text:style-name="T45">Vestido Curto Florido</text:span>’, ‘<text:span text:style-name="T54">65.00</text:span>’);</text:p>
      <text:p text:style-name="P27">INSERT INTO Produto VALUES(‘<text:span text:style-name="T24">1001242</text:span>’, ‘<text:span text:style-name="T51">44’, ‘Disponível’, ‘Bermuda Jeans’, ‘70.50’</text:span>);</text:p>
      <text:p text:style-name="P27">INSERT INTO Produto VALUES(‘<text:span text:style-name="T24">1001243</text:span>’, ‘<text:span text:style-name="T25">M</text:span>’, ‘<text:span text:style-name="T25">Disponível</text:span>’, ‘<text:span text:style-name="T45">Camisa Xadrez</text:span>’, ‘<text:span text:style-name="T54">69.90</text:span>’);</text:p>
      <text:p text:style-name="P27">INSERT INTO Produto VALUES(‘<text:span text:style-name="T24">1001244</text:span>’, ‘<text:span text:style-name="T25">G</text:span>’, ‘<text:span text:style-name="T25">Indisponível</text:span>’, ‘<text:span text:style-name="T45">Camisa The Smiths</text:span>’, ‘<text:span text:style-name="T54">45.50</text:span>’);</text:p>
      <text:p text:style-name="P27">INSERT INTO Produto VALUES(‘<text:span text:style-name="T24">1001245</text:span>’, ‘<text:span text:style-name="T25">P</text:span>’, ‘<text:span text:style-name="T25">Disponível</text:span>’, ‘<text:span text:style-name="T45">Saia Longa Branca</text:span>’, ‘<text:span text:style-name="T54">60.80</text:span>’);</text:p>
      <text:p text:style-name="P27">INSERT INTO Produto VALUES(‘<text:span text:style-name="T24">1001246</text:span>’, ‘<text:span text:style-name="T25">PP</text:span>’, ‘<text:span text:style-name="T25">Disponível</text:span>’, ‘<text:span text:style-name="T45">Camisa Gola V</text:span>’, ‘<text:span text:style-name="T54">60.00</text:span>’);</text:p>
      <text:p text:style-name="P27">INSERT INTO Produto VALUES(‘<text:span text:style-name="T24">1001247</text:span>’, ‘<text:span text:style-name="T25">M</text:span>’, ‘<text:span text:style-name="T25">Disponível</text:span>’, ‘<text:span text:style-name="T46">Bomber Jacket Nasa</text:span>’, ‘<text:span text:style-name="T54">200.00</text:span>’);</text:p>
      <text:p text:style-name="P29">INSERT INTO Produto VALUES(‘<text:span text:style-name="T24">1001248</text:span>’, ‘<text:span text:style-name="T25">GG</text:span>’, ‘<text:span text:style-name="T25">Disponível</text:span>’, ‘<text:span text:style-name="T47">Saia Colegial</text:span>’, ‘<text:span text:style-name="T54">60.00</text:span>’);</text:p>
      <text:p text:style-name="P29">INSERT INTO Produto VALUES(‘<text:span text:style-name="T24">1001249</text:span>’, ‘<text:span text:style-name="T25">Unico’, </text:span>‘<text:span text:style-name="T25">Disponível</text:span>’, ‘<text:span text:style-name="T47">Bikini Listrado</text:span>’, ‘<text:span text:style-name="T54">59.90</text:span>’);</text:p>
      <text:p text:style-name="P29">INSERT INTO Produto VALUES(‘<text:span text:style-name="T24">1001250</text:span>’, ‘<text:span text:style-name="T25">M</text:span>’, ‘<text:span text:style-name="T25">Disponível</text:span>’, ‘<text:span text:style-name="T48">Blusão Estampado</text:span>’, ‘<text:span text:style-name="T54">80.00</text:span>’);</text:p>
      <text:p text:style-name="P29">INSERT INTO Produto VALUES(‘<text:span text:style-name="T24">1001251</text:span>’, ‘<text:span text:style-name="T25">PP</text:span>’, ‘<text:span text:style-name="T25">Disponível</text:span>’, ‘<text:span text:style-name="T49">Camisa Social Preta</text:span>’, ‘<text:span text:style-name="T54">100.00</text:span>’);</text:p>
      <text:p text:style-name="P29">INSERT INTO Produto VALUES(‘<text:span text:style-name="T24">1001252</text:span>’, ‘<text:span text:style-name="T25">M</text:span>’, ‘<text:span text:style-name="T25">Disponível</text:span>’, ‘<text:span text:style-name="T49">Vestido Longo Preto</text:span>’, ‘<text:span text:style-name="T54">200.00</text:span>’);</text:p>
      <text:p text:style-name="P29">INSERT INTO Produto VALUES(‘<text:span text:style-name="T24">1001253</text:span>’, ‘<text:span text:style-name="T50">36</text:span>’, ‘<text:span text:style-name="T25">Disponível</text:span>’, ‘<text:span text:style-name="T49">Short Cintura Alta</text:span>’, ‘<text:span text:style-name="T54">70.60</text:span>’);</text:p>
      <text:p text:style-name="P35"/>
      <text:p text:style-name="P40"/>
      <text:p text:style-name="P43">Povoando a relação CompraProduto</text:p>
      <text:p text:style-name="P36">INSERT INTO CompraProduto VALUES(‘<text:span text:style-name="T55">1001253</text:span>’, ‘<text:span text:style-name="T55">200</text:span>’, ‘<text:span text:style-name="T56">45</text:span>’, ‘<text:span text:style-name="T56">55.00</text:span>’);</text:p>
      <text:p text:style-name="P36">INSERT INTO CompraProduto VALUES(‘<text:span text:style-name="T55">1001252</text:span>’, ‘<text:span text:style-name="T55">201</text:span>’, ‘<text:span text:style-name="T56">20</text:span>’, ‘<text:span text:style-name="T56">170.00</text:span>’);</text:p>
      <text:p text:style-name="P36">INSERT INTO CompraProduto VALUES(‘<text:span text:style-name="T55">1001251</text:span>’, ‘<text:span text:style-name="T55">202</text:span>’, ‘<text:span text:style-name="T56">30</text:span>’, ‘<text:span text:style-name="T56">80.00</text:span>’);</text:p>
      <text:p text:style-name="P36">INSERT INTO CompraProduto VALUES(‘<text:span text:style-name="T55">1001250</text:span>’, ‘<text:span text:style-name="T55">203</text:span>’, ‘<text:span text:style-name="T56">12</text:span>’, ‘<text:span text:style-name="T56">60.00</text:span>’);</text:p>
      <text:p text:style-name="P36">INSERT INTO CompraProduto VALUES(‘<text:span text:style-name="T55">1001249</text:span>’, ‘<text:span text:style-name="T55">204</text:span>’, ‘<text:span text:style-name="T56">40</text:span>’, ‘<text:span text:style-name="T56">40.00</text:span>’);</text:p>
      <text:p text:style-name="P36"/>
      <text:p text:style-name="P36"/>
      <text:p text:style-name="P17">Povoando a relação Venda</text:p>
      <text:p text:style-name="P37">INSERT INTO <text:span text:style-name="T21">Venda</text:span> VALUES(‘<text:span text:style-name="T57">33</text:span>’, ‘<text:span text:style-name="T58">11:09:00</text:span>’, ‘<text:span text:style-name="T42">146.287.484-38</text:span>’, <text:span text:style-name="T42">‘154.288.064-51’, ‘12’</text:span>);</text:p>
      <text:p text:style-name="P37">INSERT INTO <text:span text:style-name="T21">Venda</text:span> VALUES(‘<text:span text:style-name="T57">34</text:span>’, ‘<text:span text:style-name="T58">09:34:55</text:span>’, ‘<text:span text:style-name="T42">146.287.484-38</text:span>’, <text:span text:style-name="T42">‘354.514.294-99’, ‘13’</text:span>);</text:p>
      <text:p text:style-name="P37">INSERT INTO <text:span text:style-name="T21">Venda</text:span> VALUES(‘<text:span text:style-name="T57">35</text:span>’, ‘<text:span text:style-name="T58">08:23:40</text:span>’, ‘<text:span text:style-name="T42">146.287.484-38</text:span>’, <text:span text:style-name="T42">‘734.042.214-51’, ‘14’</text:span>);</text:p>
      <text:p text:style-name="P37">INSERT INTO <text:span text:style-name="T21">Venda</text:span> VALUES(‘<text:span text:style-name="T57">36</text:span>’, ‘<text:span text:style-name="T58">15:02:22</text:span>’, ‘<text:span text:style-name="T42">146.287.484-38</text:span>’, <text:span text:style-name="T42">‘695.997.444-54’, ‘15’</text:span>);</text:p>
      <text:p text:style-name="P37">INSERT INTO <text:span text:style-name="T21">Venda</text:span> VALUES(‘<text:span text:style-name="T57">37</text:span>’, ‘<text:span text:style-name="T58">17:20:00</text:span>’, ‘<text:span text:style-name="T59">358.947.104-21’, ‘695.997.444-54’, ‘16’</text:span>);</text:p>
      <text:p text:style-name="P37">INSERT INTO <text:span text:style-name="T21">Venda</text:span> VALUES(‘<text:span text:style-name="T57">38</text:span>’, ‘<text:span text:style-name="T58">08:10:12</text:span>’, <text:span text:style-name="T42">‘358.947.104-21’, ‘819.174.014-18’, ‘17’</text:span>);</text:p>
      <text:p text:style-name="P37"/>
      <text:p text:style-name="P49">Povoando a relação VendaProduto</text:p>
      <text:p text:style-name="P49">INSERT INTO VendaProduto VALUES(‘1001253’, ‘33’, ‘1’, ‘70.60’);</text:p>
      <text:p text:style-name="P49">INSERT INTO VendaProduto VALUES(‘1001252’, ‘33’, ‘1’, ‘200.00’);</text:p>
      <text:p text:style-name="P49">INSERT INTO VendaProduto VALUES(‘<text:span text:style-name="T70">1001251</text:span>’, ‘<text:span text:style-name="T70">34’, ‘1’, ‘100.00’</text:span>);</text:p>
      <text:p text:style-name="P49">INSERT INTO VendaProduto VALUES(‘<text:span text:style-name="T70">1001250</text:span>’, ‘<text:span text:style-name="T70">34</text:span>’, ‘<text:span text:style-name="T70">1</text:span>’, ‘<text:span text:style-name="T70">80.00</text:span>’);</text:p>
      <text:p text:style-name="P49">INSERT INTO VendaProduto VALUES(‘<text:span text:style-name="T70">1001249</text:span>’, ‘<text:span text:style-name="T70">33</text:span>’, ‘<text:span text:style-name="T70">1</text:span>’, ‘<text:span text:style-name="T70">59.90</text:span>’);</text:p>
      <text:p text:style-name="P22"/>
      <text:p text:style-name="P17">Povoando a relação Entrada</text:p>
      <text:p text:style-name="P23">INSERT INTO <text:span text:style-name="T22">Entrada </text:span>VALUES(‘<text:span text:style-name="T60">12</text:span>’, ‘<text:span text:style-name="T61">270.60</text:span>’, ‘<text:span text:style-name="T62">11/08/2018</text:span>’);</text:p>
      <text:p text:style-name="P24">INSERT INTO <text:span text:style-name="T22">Entrada </text:span>VALUES(‘<text:span text:style-name="T60">13</text:span>’, ‘<text:span text:style-name="T61">180.00</text:span>’, ‘<text:span text:style-name="T62">13/08/2018</text:span>’);</text:p>
      <text:p text:style-name="P24">INSERT INTO <text:span text:style-name="T22">Entrada </text:span>VALUES(‘<text:span text:style-name="T60">14</text:span>’, ‘<text:span text:style-name="T61">59.90</text:span>’, ‘<text:span text:style-name="T62">15/08/2018</text:span>’);</text:p>
      <text:p text:style-name="P24">INSERT INTO <text:span text:style-name="T22">Entrada </text:span>VALUES(‘<text:span text:style-name="T60">15</text:span>’, ‘<text:span text:style-name="T61">260.00</text:span>’, ‘<text:span text:style-name="T62">20/08/2018</text:span>’);</text:p>
      <text:p text:style-name="P24">INSERT INTO <text:span text:style-name="T22">Entrada </text:span>VALUES(‘<text:span text:style-name="T60">16</text:span>’, ‘<text:span text:style-name="T61">60.00</text:span>’, ‘<text:span text:style-name="T62">01/09/2018</text:span>’);</text:p>
      <text:p text:style-name="P25"><text:soft-page-break/>INSERT INTO <text:span text:style-name="T22">Entrada </text:span>VALUES(‘<text:span text:style-name="T60">17</text:span>’, ‘<text:span text:style-name="T61">60.80</text:span>’, ‘<text:span text:style-name="T62">02/09/2018</text:span>’);</text:p>
      <text:p text:style-name="P26"/>
      <text:p text:style-name="P17">Povoando a relação CartaoCredito</text:p>
      <text:p text:style-name="P39">INSERT INTO <text:span text:style-name="T23">CartaoCredito </text:span>VALUES(‘<text:span text:style-name="T63">5530330246021173</text:span>’,’<text:span text:style-name="T63">Master Card</text:span>’);</text:p>
      <text:p text:style-name="P39">INSERT INTO <text:span text:style-name="T23">CartaoCredito </text:span>VALUES(‘<text:span text:style-name="T63">4312092068980640</text:span>’, ‘<text:span text:style-name="T63">Visa</text:span>’);</text:p>
      <text:p text:style-name="P39">INSERT INTO <text:span text:style-name="T23">CartaoCredito </text:span>VALUES(‘<text:span text:style-name="T63">6363686632535781</text:span>’, ‘<text:span text:style-name="T63">Elo</text:span>’);</text:p>
      <text:p text:style-name="P39">INSERT INTO <text:span text:style-name="T23">CartaoCredito </text:span>VALUES(‘<text:span text:style-name="T63">5518757232660489</text:span>’, ‘<text:span text:style-name="T63">Master Card</text:span>’);</text:p>
      <text:p text:style-name="P39">INSERT INTO <text:span text:style-name="T23">CartaoCredito </text:span>VALUES(‘<text:span text:style-name="T63">4532399086941049</text:span>’, ‘<text:span text:style-name="T63">Visa</text:span>’); </text:p>
      <text:p text:style-name="P38"/>
      <text:p text:style-name="P17">Povoando a relação VendaCartao</text:p>
      <text:p text:style-name="P44">INSERT INTO VendaCartao VALUES(‘<text:span text:style-name="T63">5530330246021173</text:span>’, ‘<text:span text:style-name="T65">33</text:span>’, ‘<text:span text:style-name="T65">3</text:span>’);</text:p>
      <text:p text:style-name="P45">INSERT INTO VendaCartao VALUES<text:span text:style-name="T64">(‘4312092068980640</text:span>’, ‘<text:span text:style-name="T65">34</text:span>’, ‘<text:span text:style-name="T65">2</text:span>’);</text:p>
      <text:p text:style-name="P45">INSERT INTO VendaCartao VALUES(‘<text:span text:style-name="T63">6363686632535781</text:span>’, ‘<text:span text:style-name="T65">35</text:span>’, ‘<text:span text:style-name="T65">2</text:span>’);</text:p>
      <text:p text:style-name="P45">INSERT INTO VendaCartao VALUES(‘<text:span text:style-name="T63">5518757232660489</text:span>’, ‘<text:span text:style-name="T65">36</text:span>’, ‘<text:span text:style-name="T65">2</text:span>’);</text:p>
      <text:p text:style-name="P45">INSERT INTO VendaCartao VALUES(‘<text:span text:style-name="T63">4532399086941049</text:span>’, ‘<text:span text:style-name="T65">37</text:span>’, ‘<text:span text:style-name="T65">2</text:span>’);</text:p>
      <text:p text:style-name="P3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01:28:05.485192801</dc:date>
    <meta:editing-duration>P1DT12H4M59S</meta:editing-duration>
    <meta:editing-cycles>111</meta:editing-cycles>
    <meta:generator>LibreOffice/5.1.6.2$Linux_X86_64 LibreOffice_project/10m0$Build-2</meta:generator>
    <meta:document-statistic meta:table-count="0" meta:image-count="0" meta:object-count="0" meta:page-count="8" meta:paragraph-count="260" meta:word-count="1361" meta:character-count="12844" meta:non-whitespace-character-count="11596"/>
  </office:meta>
</office:document-meta>
</file>